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1000001F69EA0C4596E1B021A.png" manifest:media-type="image/png"/>
  <manifest:file-entry manifest:full-path="Pictures/10000000000002C200000229FAAC76FEAB69DA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804cm" svg:height="12.379cm" draw:z-index="0"><draw:image xlink:href="Pictures/10000000000002C200000229FAAC76FEAB69DA98.png" xlink:type="simple" xlink:show="embed" xlink:actuate="onLoad"/></draw:frame><draw:frame draw:style-name="fr2" draw:name="Image2" text:anchor-type="paragraph" svg:x="0.628cm" svg:y="12.707cm" svg:width="15.58cm" svg:height="11.093cm" draw:z-index="1"><draw:image xlink:href="Pictures/10000000000002C1000001F69EA0C4596E1B021A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4:54:21.146515055</meta:creation-date>
    <dc:date>2018-03-30T14:55:48.225198190</dc:date>
    <meta:editing-duration>PT1M2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